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4.445cm"/>
    </style:style>
    <style:style style:name="gr4" style:family="graphic" style:parent-style-name="standard">
      <style:graphic-properties draw:stroke="none" svg:stroke-color="#000000" draw:fill="none" draw:fill-color="#ffffff" fo:min-height="6.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11.43cm" svg:height="4.445cm" svg:x="7.35cm" svg:y="1.635cm">
          <text:p text:style-name="P1">Initial Phase</text:p>
        </draw:rect>
        <draw:rect draw:style-name="gr1" draw:text-style-name="P1" xml:id="id2" draw:id="id2" draw:layer="layout" svg:width="11.43cm" svg:height="2.54cm" svg:x="7.35cm" svg:y="7.985cm">
          <text:p text:style-name="P1">Planning and Design Phase</text:p>
        </draw:rect>
        <draw:rect draw:style-name="gr1" draw:text-style-name="P1" xml:id="id3" draw:id="id3" draw:layer="layout" svg:width="11.43cm" svg:height="2.54cm" svg:x="7.35cm" svg:y="11.795cm">
          <text:p text:style-name="P1">Implementation</text:p>
        </draw:rect>
        <draw:rect draw:style-name="gr1" draw:text-style-name="P1" xml:id="id4" draw:id="id4" draw:layer="layout" svg:width="11.43cm" svg:height="2.54cm" svg:x="7.35cm" svg:y="15.605cm">
          <text:p text:style-name="P1">Review</text:p>
        </draw:rect>
        <draw:connector draw:style-name="gr2" draw:text-style-name="P1" draw:layer="layout" svg:x1="13.065cm" svg:y1="6.08cm" svg:x2="13.065cm" svg:y2="7.985cm" draw:start-shape="id1" draw:start-glue-point="2" draw:end-shape="id2" draw:end-glue-point="0" svg:d="m13065 6080v1905">
          <text:p/>
        </draw:connector>
        <draw:connector draw:style-name="gr2" draw:text-style-name="P1" draw:layer="layout" svg:x1="13.065cm" svg:y1="10.525cm" svg:x2="13.065cm" svg:y2="11.795cm" draw:start-shape="id2" draw:start-glue-point="2" draw:end-shape="id3" draw:end-glue-point="0" svg:d="m13065 10525v1270">
          <text:p/>
        </draw:connector>
        <draw:connector draw:style-name="gr2" draw:text-style-name="P1" draw:layer="layout" svg:x1="13.065cm" svg:y1="14.335cm" svg:x2="13.065cm" svg:y2="15.605cm" draw:start-shape="id3" draw:start-glue-point="2" draw:end-shape="id4" draw:end-glue-point="0" svg:d="m13065 14335v1270">
          <text:p/>
        </draw:connector>
        <draw:connector draw:style-name="gr2" draw:text-style-name="P1" draw:layer="layout" svg:x1="7.35cm" svg:y1="16.875cm" svg:x2="7.35cm" svg:y2="9.255cm" draw:start-shape="id4" draw:start-glue-point="3" draw:end-shape="id2" draw:end-glue-point="3" svg:d="m7350 16875h-501v-7620h501">
          <text:p/>
        </draw:connector>
        <draw:rect draw:style-name="gr1" draw:text-style-name="P1" xml:id="id5" draw:id="id5" draw:layer="layout" svg:width="11.43cm" svg:height="3.175cm" svg:x="7.35cm" svg:y="20.05cm">
          <text:p text:style-name="P1">Commissioning</text:p>
        </draw:rect>
        <draw:connector draw:style-name="gr2" draw:text-style-name="P1" draw:layer="layout" svg:x1="13.065cm" svg:y1="18.145cm" svg:x2="13.065cm" svg:y2="20.05cm" draw:start-shape="id4" draw:start-glue-point="2" draw:end-shape="id5" draw:end-glue-point="0" svg:d="m13065 18145v1905">
          <text:p/>
        </draw:connector>
        <draw:connector draw:style-name="gr2" draw:text-style-name="P1" draw:layer="layout" draw:line-skew="-3.309cm" svg:x1="7.35cm" svg:y1="21.637cm" svg:x2="7.35cm" svg:y2="3.857cm" draw:start-shape="id5" draw:start-glue-point="3" draw:end-shape="id1" draw:end-glue-point="3" svg:d="m7350 21637h-3810v-17780h3810">
          <text:p/>
        </draw:connector>
        <draw:frame draw:style-name="gr3" draw:layer="layout" svg:width="3.175cm" svg:height="4.695cm" svg:x="4.44cm" svg:y="12.625cm">
          <draw:text-box>
            <text:p>Minor Version</text:p>
          </draw:text-box>
        </draw:frame>
        <draw:frame draw:style-name="gr4" draw:layer="layout" svg:width="3.175cm" svg:height="6.6cm" svg:x="1.065cm" svg:y="12.59cm">
          <draw:text-box>
            <text:p>Major Vers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oot </meta:initial-creator>
    <meta:creation-date>2011-04-15T09:47:07</meta:creation-date>
    <dc:date>2011-04-15T13:52:12</dc:date>
    <dc:creator>root </dc:creator>
    <meta:editing-duration>PT3H28M30S</meta:editing-duration>
    <meta:editing-cycles>2</meta:editing-cycles>
    <meta:generator>OpenOffice.org/3.3$Unix OpenOffice.org_project/330m20$Build-9567</meta:generator>
    <meta:document-statistic meta:object-count="13"/>
  </office:meta>
</office:document-meta>
</file>